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9.7693in"/>
    </style:style>
    <style:style style:name="co5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llipsoid 1k, LJ, nv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office:value-type="string" calcext:value-type="string">
            <text:p>30MB</text:p>
          </table:table-cell>
          <table:table-cell office:value-type="string" calcext:value-type="string">
            <text:p>5.5MB/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np4</text:p>
          </table:table-cell>
          <table:table-cell office:value-type="string" calcext:value-type="string">
            <text:p>37MB</text:p>
          </table:table-cell>
          <table:table-cell office:value-type="string" calcext:value-type="string">
            <text:p>6MB/MPI <text:s text:c="3"/>7.3MB HWM</text:p>
          </table:table-cell>
          <table:table-cell office:value-type="string" calcext:value-type="string">
            <text:p><text:s text:c="2"/>21.7% Neighbor::d_bins <text:s text:c="2"/>7.0% atom:bonus <text:s text:c="2"/>6.3% comm:k_buf_recv <text:s text:c="2"/>6.3% comm:k_buf_send <text:s text:c="2"/>5.3% comm:sendlist <text:s text:c="2"/>5.2% VerletKokkos::f_merge_copy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1k, LJ, nve/aspher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office:value-type="string" calcext:value-type="string">
            <text:p>30MB</text:p>
          </table:table-cell>
          <table:table-cell office:value-type="string" calcext:value-type="string">
            <text:p>5.5MB/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np4</text:p>
          </table:table-cell>
          <table:table-cell office:value-type="string" calcext:value-type="string">
            <text:p>37MB</text:p>
          </table:table-cell>
          <table:table-cell office:value-type="string" calcext:value-type="string">
            <text:p>6MB/MPI <text:s text:c="3"/>7.3MB HWM</text:p>
          </table:table-cell>
          <table:table-cell office:value-type="string" calcext:value-type="string">
            <text:p><text:s text:c="2"/>21.7% Neighbor::d_bins <text:s text:c="2"/>7.0% atom:bonus <text:s text:c="2"/>6.3% comm:k_buf_recv <text:s text:c="2"/>6.3% comm:k_buf_send <text:s text:c="2"/>5.3% comm:sendlist <text:s text:c="2"/>5.2% VerletKokkos::f_merge_copy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10k, LJ, nv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office:value-type="string" calcext:value-type="string">
            <text:p>33MB</text:p>
          </table:table-cell>
          <table:table-cell office:value-type="string" calcext:value-type="string">
            <text:p>6.9MB/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np4</text:p>
          </table:table-cell>
          <table:table-cell office:value-type="string" calcext:value-type="string">
            <text:p>37MB</text:p>
          </table:table-cell>
          <table:table-cell office:value-type="string" calcext:value-type="string">
            <text:p>7.4MB/MPI <text:s text:c="3"/>12MB HWM</text:p>
          </table:table-cell>
          <table:table-cell office:value-type="string" calcext:value-type="string">
            <text:p><text:s text:c="2"/>35.7% Neighbor::d_bins <text:s text:c="2"/>9.3% comm:k_buf_send <text:s text:c="2"/>8.7% atom:bonus <text:s text:c="2"/>7.7% comm:k_buf_recv <text:s text:c="2"/>3.3% VerletKokkos::f_merge_copy</text:p>
          </table:table-cell>
          <table:table-cell/>
        </table:table-row>
        <table:table-row table:style-name="ro1">
          <table:table-cell office:value-type="string" calcext:value-type="string">
            <text:p>KKnp4KKcomm</text:p>
          </table:table-cell>
          <table:table-cell office:value-type="string" calcext:value-type="string">
            <text:p>37MB</text:p>
          </table:table-cell>
          <table:table-cell office:value-type="string" calcext:value-type="string">
            <text:p>7.4MB/MPI <text:s text:c="3"/>12MB HWM</text:p>
          </table:table-cell>
          <table:table-cell office:value-type="string" calcext:value-type="string">
            <text:p><text:s text:c="2"/>35.7% Neighbor::d_bins <text:s text:c="2"/>9.3% comm:k_buf_send <text:s text:c="2"/>8.7% atom:bonus <text:s text:c="2"/>7.7% comm:k_buf_recv <text:s text:c="2"/>3.3% VerletKokkos::f_merge_copy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10k, LJ, nve/aspher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office:value-type="string" calcext:value-type="string">
            <text:p>33MB</text:p>
          </table:table-cell>
          <table:table-cell office:value-type="string" calcext:value-type="string">
            <text:p>6.9MB/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np4</text:p>
          </table:table-cell>
          <table:table-cell office:value-type="string" calcext:value-type="string">
            <text:p>43MB</text:p>
          </table:table-cell>
          <table:table-cell office:value-type="string" calcext:value-type="string">
            <text:p>7.4MB/MPI <text:s text:c="3"/>12MB HWM</text:p>
          </table:table-cell>
          <table:table-cell office:value-type="string" calcext:value-type="string">
            <text:p><text:s text:c="2"/>35.7% Neighbor::d_bins <text:s text:c="2"/>9.3% comm:k_buf_recv <text:s text:c="2"/>8.7% atom:bonus <text:s text:c="2"/>7.7% comm:k_buf_send <text:s text:c="2"/>3.3% VerletKokkos::f_merge_copy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50k, LJ, nv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office:value-type="string" calcext:value-type="string">
            <text:p>43MB</text:p>
          </table:table-cell>
          <table:table-cell office:value-type="string" calcext:value-type="string">
            <text:p>18MB/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np4</text:p>
          </table:table-cell>
          <table:table-cell table:style-name="ce3" office:value-type="string" calcext:value-type="string">
            <text:p>72MB</text:p>
          </table:table-cell>
          <table:table-cell table:style-name="ce3" office:value-type="string" calcext:value-type="string">
            <text:p>16MB/MPI 28MB HWM</text:p>
          </table:table-cell>
          <table:table-cell table:style-name="ce3" office:value-type="string" calcext:value-type="string">
            <text:p><text:s text:c="2"/>36.7% Neighbor::d_bins <text:s text:c="2"/>9.1% atom:bonus <text:s text:c="2"/>7.8% comm:k_buf_recv <text:s text:c="2"/>7.8% comm:k_buf_send <text:s text:c="2"/>3.3% atom:x</text:p>
          </table:table-cell>
          <table:table-cell/>
        </table:table-row>
        <table:table-row table:style-name="ro1">
          <table:table-cell office:value-type="string" calcext:value-type="string">
            <text:p>KKnp4KKcomm</text:p>
          </table:table-cell>
          <table:table-cell office:value-type="string" calcext:value-type="string">
            <text:p>72MB</text:p>
          </table:table-cell>
          <table:table-cell table:style-name="ce3" office:value-type="string" calcext:value-type="string">
            <text:p>16MB/MPI 28MB HWM</text:p>
          </table:table-cell>
          <table:table-cell office:value-type="string" calcext:value-type="string">
            <text:p><text:s text:c="2"/>36.7% Neighbor::d_bins <text:s text:c="2"/>9.1% atom:bonus <text:s text:c="2"/>7.8% comm:k_buf_recv <text:s text:c="2"/>7.8% comm:k_buf_send <text:s text:c="2"/>3.3% neigh:xhold <text:s text:c="2"/>3.3% atom:x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50k, LJ, nve/aspher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n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np4KKcomm</text:p>
          </table:table-cell>
          <table:table-cell table:number-columns-repeated="4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100k, LJ, nv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office:value-type="string" calcext:value-type="string">
            <text:p>56MB</text:p>
          </table:table-cell>
          <table:table-cell office:value-type="string" calcext:value-type="string">
            <text:p>27/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np4</text:p>
          </table:table-cell>
          <table:table-cell table:style-name="ce3" office:value-type="string" calcext:value-type="string">
            <text:p>72MB</text:p>
          </table:table-cell>
          <table:table-cell table:style-name="ce3" office:value-type="string" calcext:value-type="string">
            <text:p>16MB/MPI 28MB HWM</text:p>
          </table:table-cell>
          <table:table-cell table:style-name="ce3" office:value-type="string" calcext:value-type="string">
            <text:p><text:s text:c="2"/>36.7% Neighbor::d_bins <text:s text:c="2"/>9.1% atom:bonus <text:s text:c="2"/>7.8% comm:k_buf_recv <text:s text:c="2"/>7.8% comm:k_buf_send <text:s text:c="2"/>3.3% atom:x</text:p>
          </table:table-cell>
          <table:table-cell/>
        </table:table-row>
        <table:table-row table:style-name="ro1">
          <table:table-cell office:value-type="string" calcext:value-type="string">
            <text:p>KKnp4KKcomm</text:p>
          </table:table-cell>
          <table:table-cell office:value-type="string" calcext:value-type="string">
            <text:p>72MB</text:p>
          </table:table-cell>
          <table:table-cell table:style-name="ce3" office:value-type="string" calcext:value-type="string">
            <text:p>16MB/MPI 28MB HWM</text:p>
          </table:table-cell>
          <table:table-cell office:value-type="string" calcext:value-type="string">
            <text:p><text:s text:c="2"/>36.7% Neighbor::d_bins <text:s text:c="2"/>9.1% atom:bonus <text:s text:c="2"/>7.8% comm:k_buf_recv <text:s text:c="2"/>7.8% comm:k_buf_send <text:s text:c="2"/>3.3% neigh:xhold <text:s text:c="2"/>3.3% atom:x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100k, LJ, nve/aspher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n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Knp4KKcomm</text:p>
          </table:table-cell>
          <table:table-cell table:number-columns-repeated="4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262k, LJ, nv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np4</text:p>
          </table:table-cell>
          <table:table-cell office:value-type="string" calcext:value-type="string">
            <text:p>91MB</text:p>
          </table:table-cell>
          <table:table-cell office:value-type="string" calcext:value-type="string">
            <text:p>52MB/M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np4</text:p>
          </table:table-cell>
          <table:table-cell table:number-columns-repeated="3" table:style-name="ce4" office:value-type="string" calcext:value-type="string">
            <text:p>Crash</text:p>
          </table:table-cell>
          <table:table-cell/>
        </table:table-row>
        <table:table-row table:style-name="ro1">
          <table:table-cell office:value-type="string" calcext:value-type="string">
            <text:p>KKnp4KKcomm</text:p>
          </table:table-cell>
          <table:table-cell table:number-columns-repeated="4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Ellipsoid 262k, LJ, nve/asphere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 style:data-style-name="N2" text:time-value="15:08:54.509914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55:32.609704552</meta:creation-date>
    <dc:date>2025-02-14T15:32:16.276941681</dc:date>
    <meta:editing-duration>PT1H50M52S</meta:editing-duration>
    <meta:editing-cycles>35</meta:editing-cycles>
    <meta:generator>LibreOffice/24.2.7.2$Linux_X86_64 LibreOffice_project/420$Build-2</meta:generator>
    <meta:document-statistic meta:table-count="1" meta:cell-count="78" meta:object-count="0"/>
  </office:meta>
</office:document-meta>
</file>